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22354" calcext:value-type="float">
            <text:p>0,0223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22696" calcext:value-type="float">
            <text:p>0,0226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3429975" calcext:value-type="float">
            <text:p>0,03429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0605635" calcext:value-type="float">
            <text:p>0,06056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9315325" calcext:value-type="float">
            <text:p>0,09315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08932825" calcext:value-type="float">
            <text:p>0,089328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0.104254" calcext:value-type="float">
            <text:p>0,1042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0.15800275" calcext:value-type="float">
            <text:p>0,15800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12546775" calcext:value-type="float">
            <text:p>0,12546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1307455" calcext:value-type="float">
            <text:p>0,1307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0.14225025" calcext:value-type="float">
            <text:p>0,14225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0.21159025" calcext:value-type="float">
            <text:p>0,21159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25546725" calcext:value-type="float">
            <text:p>0,255467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26932875" calcext:value-type="float">
            <text:p>0,26932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7953125" calcext:value-type="float">
            <text:p>0,27953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0.410933" calcext:value-type="float">
            <text:p>0,4109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0.3796225" calcext:value-type="float">
            <text:p>0,37962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0.380952" calcext:value-type="float">
            <text:p>0,3809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0.397842" calcext:value-type="float">
            <text:p>0,3978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0.5679955" calcext:value-type="float">
            <text:p>0,56799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62565025" calcext:value-type="float">
            <text:p>0,62565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629708" calcext:value-type="float">
            <text:p>0,6297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0.639944" calcext:value-type="float">
            <text:p>0,6399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0.92317275" calcext:value-type="float">
            <text:p>0,92317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5:13:37.788430815</meta:creation-date>
    <dc:date>2021-03-17T15:15:29.566688645</dc:date>
    <meta:editing-duration>PT1M52S</meta:editing-duration>
    <meta:editing-cycles>1</meta:editing-cycles>
    <meta:document-statistic meta:table-count="1" meta:cell-count="96" meta:object-count="0"/>
    <meta:generator>LibreOffice/6.4.6.2$Linux_X86_64 LibreOffice_project/40$Build-2</meta:generator>
  </office:meta>
</office:document-meta>
</file>